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(<text:a xlink:type="simple" xlink:href="https://chatgpt.com/c/6997843e-454c-8392-9c66-9758d1b9d0c3" text:style-name="Internet_20_link" text:visited-style-name="Visited_20_Internet_20_Link">Past chat</text:a>)(<text:a xlink:type="simple" xlink:href="https://chatgpt.com/c/6994331f-80cc-8389-9845-8f2cf1c01225" text:style-name="Internet_20_link" text:visited-style-name="Visited_20_Internet_20_Link">Past chat</text:a>)(<text:a xlink:type="simple" xlink:href="https://chatgpt.com/c/6992f92e-56d4-8397-91e3-e735e349d39e" text:style-name="Internet_20_link" text:visited-style-name="Visited_20_Internet_20_Link">Past chat</text:a>)(<text:a xlink:type="simple" xlink:href="https://chatgpt.com/c/69945fb3-a518-8397-8eac-baac1ebc291f" text:style-name="Internet_20_link" text:visited-style-name="Visited_20_Internet_20_Link">Past chat</text:a>)</text:p>
      <text:p text:style-name="Text_20_body">Super — <text:span text:style-name="Strong_20_Emphasis">4.1.x refaktor máme uzavřený</text:span> (PDF servis + Mailer + audit eventy + volitelné HTML přes filtry). Teď už je nejlepší přepnout se z „přesouvání kódu“ na <text:span text:style-name="Strong_20_Emphasis">stabilizaci a dokončení produktu</text:span>.</text:p>
      <text:p text:style-name="Text_20_body">Níže je praktický plán „do finálního řešení“ (v pořadí, jak to dává největší smysl).</text:p>
      <text:p text:style-name="Horizontal_20_Line"/>
      <text:h text:style-name="Heading_20_2" text:outline-level="2">Fáze 5.0 – Stabilizace a spolehlivost (nejdůležitější)</text:h>
      <text:h text:style-name="Heading_20_3" text:outline-level="3">5.1 Cron reliability (dřívější 4.0)</text:h>
      <text:p text:style-name="Text_20_body">Cíl: uzávěrky/reminder/archivace musí být 100% spolehlivé i na hostingu, kde WP-Cron občas nejede.</text:p>
      <text:list text:style-name="L1">
        <text:list-item>
          <text:p text:style-name="P1"><text:span text:style-name="Strong_20_Emphasis">5.1.1</text:span> Jasná separace „plánování“ vs. „provedení“ (už jsme začali)</text:p>
        </text:list-item>
        <text:list-item>
          <text:p text:style-name="P1"><text:span text:style-name="Strong_20_Emphasis">5.1.2</text:span> Idempotence handlerů (když cron doběhne 2×, nic se nerozbije)</text:p>
        </text:list-item>
        <text:list-item>
          <text:p text:style-name="P1"><text:span text:style-name="Strong_20_Emphasis">5.1.3</text:span> “Self-heal”: když je hlasování po termínu a cron neproběhl, zavřít ho při prvním „admin load“ / návštěvě portálu (bez mailů v silent režimu, ale s audit logem)</text:p>
        </text:list-item>
        <text:list-item>
          <text:p text:style-name="P1"><text:span text:style-name="Strong_20_Emphasis">5.1.4</text:span> Diagnostika: stránka/sekce “Cron status” (poslední běhy, co čeká, co selhalo)</text:p>
        </text:list-item>
        <text:list-item>
          <text:p text:style-name="P1"><text:span text:style-name="Strong_20_Emphasis">5.1.5</text:span> Kompatibilita s <text:span text:style-name="Emphasis">real cron</text:span> (server cron → wp-cron.php), doporučené nastavení + detekce <text:span text:style-name="Source_20_Text">DISABLE_WP_CRON</text:span></text:p>
        </text:list-item>
      </text:list>
      <text:p text:style-name="Text_20_body">Výstup: „uzávěrka proběhne vždy“, audit ukáže proč/ kdy/ jak.</text:p>
      <text:p text:style-name="Horizontal_20_Line"/>
      <text:h text:style-name="Heading_20_2" text:outline-level="2">Fáze 6.0 – Bezpečnost a správné oprávnění</text:h>
      <text:p text:style-name="Text_20_body">Cíl: nic nepůjde stáhnout/volat bez práva, žádný leak, žádné spoofování.</text:p>
      <text:list text:style-name="L2">
        <text:list-item>
          <text:p text:style-name="P2"><text:span text:style-name="Strong_20_Emphasis">6.1</text:span> Capability checks: admin akce jen pro správce, člen jen své věci</text:p>
        </text:list-item>
        <text:list-item>
          <text:p text:style-name="P2"><text:span text:style-name="Strong_20_Emphasis">6.2</text:span> Nonce + sanitizace všech vstupů (admin_post, GET parametry, shortcody)</text:p>
        </text:list-item>
        <text:list-item>
          <text:p text:style-name="P2"><text:span text:style-name="Strong_20_Emphasis">6.3</text:span> Ochrana proti enumeration (ID v URL, PDF odkazy, tokeny)</text:p>
        </text:list-item>
        <text:list-item>
          <text:p text:style-name="P2"><text:span text:style-name="Strong_20_Emphasis">6.4</text:span> Rate-limit / throttling (aspoň na citlivé endpointy: download, hlasování)</text:p>
        </text:list-item>
      </text:list>
      <text:p text:style-name="Text_20_body">Výstup: klidné spaní + menší riziko „něco někdo stáhne“.</text:p>
      <text:p text:style-name="Horizontal_20_Line"/>
      <text:h text:style-name="Heading_20_2" text:outline-level="2">Fáze 7.0 – Archiv: kompletní životní cyklus</text:h>
      <text:p text:style-name="Text_20_body">Cíl: uzavřené hlasování → archiv PDF/ZIP → možnost stáhnout → bezpečně promazat DB.</text:p>
      <text:list text:style-name="L3">
        <text:list-item>
          <text:p text:style-name="P3"><text:span text:style-name="Strong_20_Emphasis">7.1</text:span> Finální pravidla: co je “archivable”, kdy “silent režim”, retention</text:p>
        </text:list-item>
        <text:list-item>
          <text:p text:style-name="P3"><text:span text:style-name="Strong_20_Emphasis">7.2</text:span> Archiv UI: seznam archivů, filtry, stažení, validace existence</text:p>
        </text:list-item>
        <text:list-item>
          <text:p text:style-name="P3"><text:soft-page-break/><text:span text:style-name="Strong_20_Emphasis">7.3</text:span> Automatické mazání (retention) + ruční “purge”</text:p>
        </text:list-item>
        <text:list-item>
          <text:p text:style-name="P3"><text:span text:style-name="Strong_20_Emphasis">7.4</text:span> Exporty: mail_log.csv, audit.csv, votes.csv do archivu</text:p>
        </text:list-item>
      </text:list>
      <text:p text:style-name="Text_20_body">Výstup: „na tvorbě hlasování nezůstává bordel“, web se dlouhodobě nezanáší.</text:p>
      <text:p text:style-name="Horizontal_20_Line"/>
      <text:h text:style-name="Heading_20_2" text:outline-level="2">Fáze 8.0 – Admin UX a provozní komfort</text:h>
      <text:p text:style-name="Text_20_body">Cíl: méně klikání, jasné hlášky, minimum omylů.</text:p>
      <text:list text:style-name="L4">
        <text:list-item>
          <text:p text:style-name="P4"><text:span text:style-name="Strong_20_Emphasis">8.1</text:span> Přehled hlasování (stav, zbývá čas, počet hlasů, quorum/pass)</text:p>
        </text:list-item>
        <text:list-item>
          <text:p text:style-name="P4"><text:span text:style-name="Strong_20_Emphasis">8.2</text:span> Jedno místo pro “Nástroje”: test mailu, test PDF, test cron, healthcheck</text:p>
        </text:list-item>
        <text:list-item>
          <text:p text:style-name="P4"><text:span text:style-name="Strong_20_Emphasis">8.3</text:span> Lepší chyby pro admina (human-readable) + audit eventy už máš jednotné</text:p>
        </text:list-item>
      </text:list>
      <text:p text:style-name="Horizontal_20_Line"/>
      <text:h text:style-name="Heading_20_2" text:outline-level="2">Fáze 9.0 – Testy a release proces</text:h>
      <text:p text:style-name="Text_20_body">Cíl: update bez strachu.</text:p>
      <text:list text:style-name="L5">
        <text:list-item>
          <text:p text:style-name="P5"><text:span text:style-name="Strong_20_Emphasis">9.1</text:span> Minimální integrační testy (PDF generace, mailer log, cron close)</text:p>
        </text:list-item>
        <text:list-item>
          <text:p text:style-name="P5"><text:span text:style-name="Strong_20_Emphasis">9.2</text:span> DB migrace verze (pokud se mění schema) – upgrade rutina</text:p>
        </text:list-item>
        <text:list-item>
          <text:p text:style-name="P5"><text:span text:style-name="Strong_20_Emphasis">9.3</text:span> Release checklist:</text:p>
          <text:list>
            <text:list-item>
              <text:p text:style-name="P5">bump verze v hlavičce pluginu</text:p>
            </text:list-item>
            <text:list-item>
              <text:p text:style-name="P5">changelog</text:p>
            </text:list-item>
            <text:list-item>
              <text:p text:style-name="P5">záloha DB</text:p>
            </text:list-item>
            <text:list-item>
              <text:p text:style-name="P5">staging test: vytvořit hlasování → odhlasovat → uzávěrka → archiv → purge</text:p>
            </text:list-item>
          </text:list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romír Mayer</meta:initial-creator>
    <meta:creation-date>2026-02-24T16:01:41.769619200</meta:creation-date>
    <dc:date>2026-02-24T16:02:54.177447200</dc:date>
    <dc:creator>Jaromír Mayer</dc:creator>
    <meta:editing-duration>PT1M12S</meta:editing-duration>
    <meta:editing-cycles>1</meta:editing-cycles>
    <meta:document-statistic meta:table-count="0" meta:image-count="0" meta:object-count="0" meta:page-count="2" meta:paragraph-count="40" meta:word-count="407" meta:character-count="2599" meta:non-whitespace-character-count="2248"/>
    <meta:generator>LibreOffice/25.8.4.2$Windows_X86_64 LibreOffice_project/290daaa01b999472f0c7a3890eb6a550fd74c6df</meta:generator>
  </office:meta>
</office:document-meta>
</file>